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117a3d" officeooo:paragraph-rsid="00117a3d"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117a3d" officeooo:paragraph-rsid="00117a3d" fo:background-color="#00ffff" style:font-weight-asian="bold" style:font-weight-complex="bold"/>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fo:background-color="transparent" style:font-weight-asian="normal" style:font-weight-complex="normal"/>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background-color="#fff200" loext:char-shading-value="0"/>
    </style:style>
    <style:style style:name="T2" style:family="text">
      <style:text-properties fo:background-color="#00ffff" loext:char-shading-value="0"/>
    </style:style>
    <style:style style:name="T3" style:family="text">
      <style:text-properties fo:background-color="#00ffff" loext:char-shading-value="0"/>
    </style:style>
    <style:style style:name="T4" style:family="text">
      <style:text-properties fo:background-color="#ff4500" loext:char-shading-value="0"/>
    </style:style>
    <style:style style:name="T5" style:family="text">
      <style:text-properties fo:background-color="transparent" loext:char-shading-value="0"/>
    </style:style>
    <style:style style:name="T6" style:family="text">
      <style:text-properties fo:font-weight="normal" style:font-weight-asian="normal" style:font-weight-complex="normal"/>
    </style:style>
    <style:style style:name="T7" style:family="text">
      <style:text-properties fo:font-weight="normal" fo:background-color="#ff4500" loext:char-shading-value="0" style:font-weight-asian="normal" style:font-weight-complex="normal"/>
    </style:style>
    <style:style style:name="T8" style:family="text">
      <style:text-properties fo:font-weight="normal" fo:background-color="#ffff00" loext:char-shading-value="0" style:font-weight-asian="normal" style:font-weight-complex="normal"/>
    </style:style>
    <style:style style:name="T9" style:family="text">
      <style:text-properties fo:font-weight="normal" fo:background-color="#00ffff" loext:char-shading-value="0"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background-color="#00ffff" loext:char-shading-value="0" style:font-style-asian="italic" style:font-style-complex="italic"/>
    </style:style>
    <style:style style:name="T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proyecto de los 3000 genomas de arroz</text:p>
      <text:p text:style-name="P6"/>
      <text:p text:style-name="P2">Descripción de datos</text:p>
      <text:p text:style-name="P2"/>
      <text:p text:style-name="P2">- Finalidad de la adquisición de datos</text:p>
      <text:p text:style-name="P2"/>
      <text:p text:style-name="P7"><text:span text:style-name="T1">Para gran parte de los pobres del mundo, el arroz (O. sativa L.) es el cereal que proporciona la mayoría de las calorías diarias en su dieta básica.</text:span> <text:span text:style-name="T3">El arroz también es conocido por su enorme diversidad genética dentro de las especies y la diferenciación de grupos varietales [1, 2].</text:span> <text:span text:style-name="T1">La productividad del arroz se ha más que duplicado en las últimas décadas, como resultado principalmente de la Revolución Verde y los continuos esfuerzos de mejoramiento desde la década de 1960. Sin embargo, para satisfacer las demandas impuestas por el aumento proyectado de la población mundial, la producción mundial de arroz debe aumentar en un 25% o más para 2030 [3].</text:span> <text:span text:style-name="T1">Este aumento debe lograrse con menos tierra, menos agua y con tensiones ambientales más severas debido al cambio climático.</text:span> <text:span text:style-name="T3">Por lo tanto, se necesitan ganancias genéticas aceleradas en las próximas décadas para mejorar el potencial de rendimiento y la estabilidad, y la calidad del grano del arroz. Esto requiere un conocimiento más completo de la diversidad genética en el acervo genético de O. sativa, asociaciones de diversos alelos con rasgos importantes del arroz y una explotación sistemática de esta rica diversidad genética mediante la integración de herramientas basadas en el conocimiento en la mejora del arroz utilizando estrategias innovadoras de mejoramiento [4- 6].</text:span></text:p>
      <text:p text:style-name="P7"><text:span text:style-name="T3"/></text:p>
      <text:p text:style-name="P8">Hasta la fecha, se han realizado algunos estudios sobre el arroz para descubrir variantes alélicas mediante la secuenciación de próxima generación (NGS) [7-9]. Desafortunadamente, estos estudios no han podido proporcionar una imagen completa de la diversidad genética total dentro del acervo genético de O. sativa, debido al pequeño tamaño de muestra de las accesiones secuenciadas [7], o a la profundidad de secuenciación de baja cobertura de los genomas [ 8,9]. <text:span text:style-name="T4">Aquí, informamos sobre un esfuerzo internacional para ampliar significativamente nuestra comprensión de la diversidad genética total dentro del acervo genético de O. sativa mediante la nueva secuenciación de 3.000 genomas de O. sativa utilizando NGS basado en IIllumina.</text:span> <text:span text:style-name="T4">Nuestro objetivo final es establecer, a través de los esfuerzos colectivos de la comunidad científica internacional, una base de datos pública de arroz que contenga información genética y genómica adecuada para el avance de la tecnología de mejoramiento de arroz.</text:span></text:p>
      <text:p text:style-name="P8"/>
      <text:p text:style-name="P3">- Selección de germoplasma</text:p>
      <text:p text:style-name="P3"><text:span text:style-name="T6"/></text:p>
      <text:p text:style-name="P3"><text:span text:style-name="T7">Se eligió un total de 3.000 accesiones de germoplasma para secuenciar, incluidas 2.466 accesiones de la Colección del Banco Internacional de Genética del Arroz (IRGC) en el Instituto Internacional de Investigación del Arroz (IRRI), y 534 accesiones del Banco Nacional de Genética de Cultivos de China (CNCGB) en el Instituto de Crop Sciences, Academia China de Ciencias Agrícolas (CAAS).</text:span><text:span text:style-name="T6"> Las 2.466 accesiones (en el archivo adicional 1: Tabla S1A) aportadas por el IRRI representan un panel que se seleccionó al azar de una colección principal de 12.000 accesiones de O. sativa que se estableció mediante un esquema de selección semiestratificado de más de 101.000 accesiones de arroz en el IRGC; teniendo en cuenta factores, como el país de origen, el tipo ecocultural y la agrupación varietal con una cobertura uniforme del espacio de nombres, al tiempo que se limitan los duplicados potenciales de cada país, y se complementa con entradas específicas nominadas por el IRRI y el Centre de Coopération Internationale en Recherche Agronomique pour le Développement (Cirad). Las 534 accesiones (en el archivo adicional 1: Tabla S1B) aportadas por CAAS incluyeron una colección de mini-núcleos de 246 accesiones seleccionadas de una colección núcleo de 932 accesiones establecidas de la misma manera a partir de las 61,470 accesiones de O. sativa conservadas en el CNCGB [10 ], más </text:span><text:soft-page-break/><text:span text:style-name="T6">288 accesiones seleccionadas en función de su diversidad de isoenzimas [1], y utilizadas como líneas parentales en la red internacional de mejoramiento molecular del arroz [2]. </text:span><text:span text:style-name="T7">En conjunto, las 3.000 accesiones de arroz muestreadas provinieron de 89 países / regiones diferentes, el 77,1% de los cuales son de los centros de diversidad genética del arroz: el sudeste de Asia (33,9%), el sur de Asia (25,6%) y China (17,6%) (Figura 1). ).</text:span></text:p>
      <text:p text:style-name="P3"><text:span text:style-name="T6"/></text:p>
      <text:p text:style-name="P3"><text:span text:style-name="T6">Se generaron existencias genéticas derivadas de las accesiones de O. sativa para cada una de las 3.000 accesiones de arroz muestreadas mediante uno o más ciclos de purificación de descendencia de una sola semilla en condiciones de campo o de criadero. Se asignaron nuevos números de accesión a las semillas derivadas de una o más rondas de multiplicación a partir de una sola planta de cada accesión de origen. En marzo de 2013, se han asignado nuevos números de acceso a 1.958 de las accesiones del IRRI. Las semillas purificadas de las accesiones secuenciadas están (o estarán disponibles) del IRGC o CNCGB como reservas genéticas. Se puede encontrar información sobre la obtención de semillas del IRGC en [11] y del CNCGB en [12].</text:span></text:p>
      <text:p text:style-name="P3"><text:span text:style-name="T6"/></text:p>
      <text:p text:style-name="P3">- Secuenciación</text:p>
      <text:p text:style-name="P8"/>
      <text:p text:style-name="P3"><text:span text:style-name="T6">Se preparó ADN genómico a partir de hojas recolectadas a granel de una sola planta joven para cada accesión muestreada mediante un método CTAB modificado en el IRRI o en el CAAS. Las muestras de ADN genómico se enviaron luego a BGI-Shenzhen y se utilizaron para construir bibliotecas de índices de Illumina siguiendo el protocolo del fabricante. Tras el control de calidad, al menos 3 μg de ADN genómico de cada muestra se fragmentó aleatoriamente mediante sonicación y se fraccionó por tamaño mediante electroforesis, y se purificaron fragmentos de ADN de aproximadamente 500 pb. Los fragmentos de ADN de 500 pb purificados de cada una de las 24 accesiones se marcaron de forma independiente utilizando identificadores múltiplex de nucleótidos de 6 pb distintos, seguidos de la combinación antes de la construcción de la biblioteca para NGS. Cada biblioteca de secuenciación se secuenció en seis o más carriles en la plataforma HiSeq2000 y se generaron lecturas de extremos emparejados de 90 pb. Posteriormente, las lecturas de cada muestra se extrajeron en función de sus identificadores multiplex de nucleótidos únicos como lecturas de 83 pb (90 - 6 - 1, donde 1 es la base de ligación "T"). Para garantizar una alta calidad, los datos sin procesar se filtraron eliminando las lecturas que tenían un adaptador contaminado o que contenían más del 50% de bases de baja calidad (valor de calidad ≤ 5).</text:span></text:p>
      <text:p text:style-name="P3"><text:span text:style-name="T6"/></text:p>
      <text:p text:style-name="P3">Generación y análisis de datos</text:p>
      <text:p text:style-name="P3"><text:span text:style-name="T6"/></text:p>
      <text:p text:style-name="P3">- Leer alineación e identificación de variantes</text:p>
      <text:p text:style-name="P3"><text:span text:style-name="T6"/></text:p>
      <text:p text:style-name="P3"><text:span text:style-name="T6">Las lecturas limpias se asignaron al genoma de referencia Nipponbare japonica templado, la versión de construcción unificada Os-Nipponbare-Reference-IRGSP-1.0 (IRGSP-1.0) [13], utilizando el software BWA con parámetros predeterminados excepto “aln -m 10000 -o 1 -e 10 -t 4 ”. Los resultados de la alineación se fusionaron e indexaron como archivos BAM [14, 15]. La llamada SNP se basó en la alineación utilizando el Genome Analysis Toolkit 2.0-35 (GATK) y el paquete Picard V1.71 [16]. Para minimizar la cantidad de bases no coincidentes para las llamadas SNP e InDel, todas las lecturas de cada acceso se limpiaron aún más mediante:</text:span></text:p>
      <text:p text:style-name="P3"><text:span text:style-name="T6">(1) eliminar las lecturas que no están asignadas a la referencia en el resultado de la alineación;</text:span></text:p>
      <text:p text:style-name="P3"><text:span text:style-name="T6">(2) eliminar lecturas duplicadas;</text:span></text:p>
      <text:p text:style-name="P3"><text:span text:style-name="T6">(3) realizar la alineación mediante el paquete IndelRealigner en GATK; y</text:span></text:p>
      <text:p text:style-name="P3"><text:span text:style-name="T6">(4) recalibración de realineamientos usando el paquete BaseRecalibrator en GATK.</text:span></text:p>
      <text:p text:style-name="P3"><text:span text:style-name="T6"/></text:p>
      <text:p text:style-name="P3"><text:soft-page-break/><text:span text:style-name="T6">Las llamadas SNP e InDel para cada muestra se realizaron de forma independiente utilizando el paquete UnifiedGenotyper en GATK con un umbral mínimo de confianza en escala phred de 50 y un umbral mínimo de confianza en escala phred para emitir variantes en 10. Para garantizar la calidad de la llamada de variantes, el las condiciones para cada sitio en un genoma se establecieron en&gt; 20 para la calidad del mapeo,&gt; 50 para la calidad de la variante y&gt; 2 para el número de lecturas de apoyo para cada base.</text:span></text:p>
      <text:p text:style-name="P3"><text:span text:style-name="T6"/></text:p>
      <text:p text:style-name="P3"><text:span text:style-name="T6">Las llamadas de SNP e InDel a nivel de población (es decir, para todos los genomas secuenciados al mismo tiempo) se realizaron utilizando el paquete UnifiedGenotyper en la tubería GATK con 50 para el umbral de confianza mínimo en escala phred para llamadas de variantes, 30 para el umbral de confianza mínimo en escala phred para la variante emisores,&gt; 20 para la calidad del mapeo, MAF&gt; 0,001 para cada SNP y&gt; 2 profundidad de secuencia para los genotipos en cada muestra. A continuación, se seleccionaron cinco conjuntos independientes, seleccionados al azar de 200.000 SNP con un mínimo de datos faltantes para el análisis filogenético.</text:span></text:p>
      <text:p text:style-name="P3"><text:span text:style-name="T6"/></text:p>
      <text:p text:style-name="P3"><text:span text:style-name="T6">Para cada uno de estos cinco conjuntos, se calcularon matrices de distancia utilizando el modelo de distancias p, y se construyeron árboles de unión de vecinos con 1.000 bootstraps utilizando el software TreeBeST [17]. Los árboles de consenso se exportaron en formato Newick y se importaron a DarWIN v5.0.158 para la visualización de topología [18]. Para cada uno de los cinco árboles de consenso, se utilizó información previa sobre la designación del grupo de variedades (basada en la clasificación de isoenzimas o SSR) </text:span><text:span text:style-name="T8">para definir la asignación a uno de los cinco grupos: indica, aus / boro, basmati / sadri, japónica (tropical o templado) . Las agrupaciones asignadas para cada uno de los cinco árboles se compararon utilizando un criterio de regla de la mayoría (es decir, un mínimo de tres árboles para respaldar la asignación). Las accesiones que no superaron esta prueba se etiquetaron como tipos intermedios.</text:span></text:p>
      <text:p text:style-name="P3"/>
      <text:p text:style-name="P3">Hallazgos</text:p>
      <text:p text:style-name="P3"><text:span text:style-name="T6"/></text:p>
      <text:p text:style-name="P3"><text:span text:style-name="T6">Usando IRGSP-1.0 como referencia, los 3.000 genomas secuenciados tenían una profundidad promedio de ~ 14 ×, con un rango de ~ 4 × a más de 60 ×, y arrojaron un total combinado de aproximadamente 17 TB de datos de secuencia de alta calidad. De las 3.000 entradas, 2.322 accesiones tenían profundidades de secuencia&gt; 10 ×. Cuando se alineó con IRGSP-1.0 usando el software BWA, la cobertura del genoma promedio y la tasa de mapeo fueron 94.0% y 92.5%, respectivamente. La alineación de BWA seguida de la llamada de variantes utilizando GATK identificó aproximadamente 18,9 millones de polimorfismos de un solo nucleótido (SNP) (Tabla 1). La distribución de los SNP identificados en diferentes cromosomas varía considerablemente, siendo los cromosomas 4, 1 y 11 los que tienen el mayor número de SNP y los cromosomas 9, 10 y 5 el menor. La mayoría de los SNP se detectaron en regiones e intrones intergénicos, basándose en la comparación con las anotaciones genéticas proporcionadas por MSU v7 [13, 19]. Sólo el 18,24% de los SNP detectados se encuentran en exones, de los cuales ~ 40% son sinónimos.</text:span></text:p>
      <text:p text:style-name="P3"><text:span text:style-name="T6"/></text:p>
      <text:p text:style-name="P3"><text:span text:style-name="T9">Los análisis filogenéticos revelaron una clara diferenciación de las 3.000 accesiones en dos grupos principales: </text:span><text:span text:style-name="T11">indica</text:span><text:span text:style-name="T9"> y </text:span><text:span text:style-name="T11">japónica</text:span><text:span text:style-name="T9">, dos pequeños grupos varietales: los tipos </text:span><text:span text:style-name="T11">aus / boro</text:span><text:span text:style-name="T9"> y </text:span><text:span text:style-name="T2"><office:annotation office:name="__Annotation__6_990133858"><dc:creator>Autor desconocido</dc:creator><dc:date>2021-10-14T07:50:11.691954150</dc:date><text:p text:style-name="P9"><text:span text:style-name="T12">aromático</text:span></text:p></office:annotation></text:span><text:span text:style-name="T11">basmati / sadri</text:span><text:span text:style-name="T9">,</text:span><office:annotation-end office:name="__Annotation__6_990133858"/><text:span text:style-name="T9"> más un pequeño grupo (134) de </text:span><text:span text:style-name="T2">tipos intermedios</text:span><text:span text:style-name="T9"> (</text:span><text:span text:style-name="T2"><office:annotation office:name="__Annotation__3_990133858"><dc:creator>Autor desconocido</dc:creator><dc:date>2021-10-14T07:46:38.881204165</dc:date><text:p text:style-name="P9"><text:span text:style-name="T12">admixed</text:span></text:p></office:annotation></text:span><text:span text:style-name="T2">mezclados</text:span><office:annotation-end office:name="__Annotation__3_990133858"/><text:span text:style-name="T9">) (Figura 2 ). El grupo índica representó el grupo más grande y diverso que comprende 1.760 (58,2%) accesiones en cinco subgrupos principales de diversos orígenes. El grupo japónica contiene 843 (27,9%) accesiones, que tenían dos subgrupos bien diferenciados: 388 japónica templada y 455 japónica tropical. El grupo aus / boro está compuesto por 215 accesiones y está más estrechamente relacionado con indica, mientras que el grupo </text:span><text:soft-page-break/><text:span text:style-name="T9">aromático basmati / sadri está más estrechamente relacionado con japónica y consta de 68 accesiones principalmente del sur de Asia.</text:span></text:p>
      <text:p text:style-name="P3"/>
      <text:p text:style-name="P3">Disponibilidad y requisitos</text:p>
      <text:p text:style-name="P3"/>
      <text:p text:style-name="P3">- Disponibilidad de datos</text:p>
      <text:p text:style-name="P3"><text:span text:style-name="T6"/></text:p>
      <text:p text:style-name="P3"><text:span text:style-name="T7">Los datos de secuenciación del proyecto de 3.000 genomas de arroz (3K RGP) están ahora depositados en la base de datos GigaScience (GigaDB) y tienen un identificador de objeto digital citable (DOI) [20].</text:span><text:span text:style-name="T6"> El conjunto de datos consta de directorios separados para secuencias de cada uno de los 3.000 genomas de arroz. Estos directorios reciben el nombre de los DNA_UNIQUE_ID que se proporcionan en el archivo adicional 1: Tablas S1A y S1B. Si DNA_UNIQUE_ID contiene un espacio, el espacio se reemplaza por un guión bajo. Cada directorio contiene de 12 a 40 archivos Fastq (fq) de lecturas filtradas y recortadas que se comprimen con GNU zip (gzip, .gz). El conjunto de datos consta de aproximadamente 15,4 terabytes (Tb) de archivos. Los archivos de datos individuales se pueden descargar utilizando herramientas como el Protocolo de transferencia de archivos (FTP). Para obtener el conjunto de datos completo, el uso de FTP no es posible debido al tiempo requerido para la transferencia de archivos y al ancho de banda consumido; se necesitarán otras herramientas.</text:span></text:p>
      <text:p text:style-name="P3"><text:span text:style-name="T6"/></text:p>
      <text:p text:style-name="P3"><text:span text:style-name="T6">Nombre del conjunto de datos: </text:span><text:span text:style-name="T7">los datos del proyecto de 3000 genomas de arroz</text:span></text:p>
      <text:p text:style-name="P3"><text:span text:style-name="T6">Sistema operativo: Independiente de la plataforma, se prefiere UNIX / Linux</text:span></text:p>
      <text:p text:style-name="P3"><text:span text:style-name="T6">Licencia: Creative Commons 0 (CC0) dedicación de dominio público (</text:span><text:a xlink:type="simple" xlink:href="https://creativecommons.org/publicdomain/zero/1.0" text:style-name="Internet_20_link" text:visited-style-name="Visited_20_Internet_20_Link"><text:span text:style-name="T6">https://creativecommons.org/publicdomain/zero/1.0</text:span></text:a><text:span text:style-name="T6">)</text:span></text:p>
      <text:p text:style-name="P3"><text:span text:style-name="T6"/></text:p>
      <text:p text:style-name="P4">Discusión</text:p>
      <text:p text:style-name="P4"><text:span text:style-name="T6"/></text:p>
      <text:p text:style-name="P5"><text:span text:style-name="T6">Este conjunto de datos de 3.000 genomas de arroz proporciona un recurso sin precedentes para la investigación genómica del arroz. Con acceso a las secuencias del genoma de las 3.000 accesiones que representan varios tipos varietales de diversos orígenes y la disponibilidad de genomas de referencia de arroz de alta calidad adicionales, se pueden realizar más comparaciones entre los 3.000 genomas y genomas de referencia de diferentes tipos de arroz. Se espera que estos análisis descubran con gran detalle la diversidad de especies y la estructura de la población a nivel del genoma de O. sativa. Por lo tanto, esperamos que esta nota de datos sea el comienzo de una nueva ronda de descubrimientos acelerados en la ciencia del arroz. Aquí, nos gustaría pedir un esfuerzo internacional para analizar y extraer el conjunto de datos. La explosión de información esperada de los estudios de seguimiento del proyecto proporcionará una base para revolucionar la genética del arroz y la investigación de mejoramiento.</text:span></text:p>
      <text:p text:style-name="P5"><text:span text:style-name="T6"/></text:p>
      <text:p text:style-name="P4"><text:span text:style-name="T6">En última instancia, esto podría conducir a una comprensión más profunda de las maquinarias / redes moleculares, celulares y fisiológicas responsables del crecimiento y desarrollo de las plantas de arroz y sus respuestas a diversos estreses abióticos y bióticos.</text:span></text:p>
      <text:p text:style-name="P4"><text:span text:style-name="T6"/></text:p>
      <text:p text:style-name="P4"><text:span text:style-name="T6">Esta nota de datos va acompañada de un artículo de "Comentario", en el que se amplían aún más la intención y los planes para los usos previstos del conjunto de datos de 3.000 genomas de arroz [21]. Mediante la publicación pública de este conjunto de datos, alentamos a la comunidad científica mundial a analizar los datos y contribuir en la construcción de una plataforma de información y una base de datos genética / genómica pública del arroz que acelerará el mejoramiento del arro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4T06:17:33.457768191</meta:creation-date>
    <dc:date>2021-10-14T09:12:28.698575681</dc:date>
    <meta:editing-duration>PT1H34M2S</meta:editing-duration>
    <meta:editing-cycles>20</meta:editing-cycles>
    <meta:generator>LibreOffice/6.0.7.3$Linux_X86_64 LibreOffice_project/00m0$Build-3</meta:generator>
    <meta:document-statistic meta:table-count="0" meta:image-count="0" meta:object-count="0" meta:page-count="4" meta:paragraph-count="33" meta:word-count="2331" meta:character-count="14563" meta:non-whitespace-character-count="12265"/>
  </office:meta>
</office:document-meta>
</file>